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2.4" style:family="table-row">
      <style:table-row-properties style:min-row-height="0.6cm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Heading_20_3">
      <style:text-properties style:font-name="Century Schoolbook L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text-line-through-style="solid" style:font-name="Century Schoolbook L"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text-line-through-style="solid" style:font-name="Century Schoolbook 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9"/>
      <text:p text:style-name="P7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2"/>
      <text:p text:style-name="P12">Místo konání</text:p>
      <text:p text:style-name="P8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6. 3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0. 3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3. 4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13">Neděle</text:p>
          </table:table-cell>
          <table:table-cell table:style-name="Tabulka2.B2" office:value-type="string">
            <text:p text:style-name="P14">17. 4. 2011</text:p>
          </table:table-cell>
          <table:table-cell table:style-name="Tabulka2.A2" office:value-type="string">
            <text:p text:style-name="P13">16 - 19</text:p>
          </table:table-cell>
          <table:table-cell table:style-name="Tabulka2.D2" office:value-type="float" office:value="50">
            <text:p text:style-name="P13">50</text:p>
          </table:table-cell>
        </table:table-row>
      </table:table>
      <text:p text:style-name="P10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11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1-04-04T08:39:37</dc:date>
    <meta:editing-duration>PT1H40M30S</meta:editing-duration>
    <meta:editing-cycles>27</meta:editing-cycles>
    <meta:generator>LibreOffice/3.3$Linux LibreOffice_project/330m19$Build-8</meta:generator>
    <meta:document-statistic meta:table-count="3" meta:image-count="4" meta:object-count="0" meta:page-count="1" meta:paragraph-count="26" meta:word-count="87" meta:character-count="436"/>
    <meta:user-defined meta:name="Informace 1"/>
    <meta:user-defined meta:name="Informace 2"/>
    <meta:user-defined meta:name="Informace 3"/>
    <meta:user-defined meta:name="Informace 4"/>
  </office:meta>
</office:document-meta>
</file>